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0.61mm"/>
    </style:style>
    <style:style style:name="co2" style:family="table-column">
      <style:table-column-properties fo:break-before="auto" style:column-width="31.31mm"/>
    </style:style>
    <style:style style:name="co3" style:family="table-column">
      <style:table-column-properties fo:break-before="auto" style:column-width="33.21mm"/>
    </style:style>
    <style:style style:name="co4" style:family="table-column">
      <style:table-column-properties fo:break-before="auto" style:column-width="30.3mm"/>
    </style:style>
    <style:style style:name="co5" style:family="table-column">
      <style:table-column-properties fo:break-before="auto" style:column-width="134.88mm"/>
    </style:style>
    <style:style style:name="co6" style:family="table-column">
      <style:table-column-properties fo:break-before="auto" style:column-width="94.84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 %</number:text>
    </number:percentage-style>
    <style:style style:name="ce1" style:family="table-cell" style:parent-style-name="Default">
      <style:table-cell-properties fo:border-bottom="0.99pt solid #000000" fo:background-color="#fff200" style:text-align-source="fix" style:repeat-content="false" fo:border-left="none" fo:border-right="none" fo:border-top="none"/>
      <style:paragraph-properties fo:text-align="end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 style:data-style-name="N11">
      <style:table-cell-properties fo:border-bottom="0.99pt solid #000000" fo:background-color="#fff2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color="#ce181e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color="#ce181e" style:text-underline-style="none" fo:font-weight="bold" style:font-weight-asian="bold" style:font-weight-complex="bold"/>
    </style:style>
    <style:style style:name="ce7" style:family="table-cell" style:parent-style-name="Default">
      <style:table-cell-properties fo:border-bottom="0.99pt solid #000000" fo:background-color="#fff200" style:text-align-source="fix" style:repeat-content="false" fo:border-left="none" fo:border-right="none" fo:border-top="none"/>
      <style:paragraph-properties fo:text-align="start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0" style:family="table-cell" style:parent-style-name="Default">
      <style:table-cell-properties fo:border-bottom="0.99pt solid #000000" fo:background-color="#fff2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0.99pt solid #000000" fo:background-color="#fff200" fo:border-left="none" fo:border-right="none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9"/>
        <table:table-column table:style-name="co6" table:default-cell-style-name="ce3"/>
        <table:table-column table:style-name="co7" table:number-columns-repeated="1017" table:default-cell-style-name="ce3"/>
        <table:table-column table:style-name="co7" table:default-cell-style-name="Default"/>
        <table:table-row table:style-name="ro1">
          <table:table-cell table:style-name="ce1" office:value-type="string" calcext:value-type="string">
            <text:p>FAIT : </text:p>
          </table:table-cell>
          <table:table-cell table:style-name="ce4" table:formula="of:=SUM([.B3:.B653])/653" office:value-type="percentage" office:value="0.194486983154671" calcext:value-type="percentage">
            <text:p>19,45 %</text:p>
          </table:table-cell>
          <table:table-cell table:style-name="ce4" table:formula="of:=SUM([.C3:.C653])/653" office:value-type="percentage" office:value="0.192955589586524" calcext:value-type="percentage">
            <text:p>19,30 %</text:p>
          </table:table-cell>
          <table:table-cell table:style-name="ce4" table:formula="of:=SUM([.D3:.D653])/653" office:value-type="percentage" office:value="0.157733537519142" calcext:value-type="percentage">
            <text:p>15,77 %</text:p>
          </table:table-cell>
          <table:table-cell table:style-name="ce7"/>
          <table:table-cell table:style-name="ce10" table:number-columns-repeated="1018"/>
          <table:table-cell table:style-name="ce11"/>
        </table:table-row>
        <table:table-row table:style-name="ro1">
          <table:table-cell table:style-name="Default"/>
          <table:table-cell table:style-name="ce2" office:value-type="string" calcext:value-type="string">
            <text:p>VALIDATION</text:p>
          </table:table-cell>
          <table:table-cell table:style-name="ce2" office:value-type="string" calcext:value-type="string">
            <text:p>STRUCTURE*</text:p>
          </table:table-cell>
          <table:table-cell table:style-name="ce2" office:value-type="string" calcext:value-type="string">
            <text:p>METADONNEES</text:p>
          </table:table-cell>
          <table:table-cell table:style-name="ce8" office:value-type="string" calcext:value-type="string">
            <text:p>métadonnées, manque** : </text:p>
          </table:table-cell>
          <table:table-cell table:style-name="ce8" office:value-type="string" calcext:value-type="string">
            <text:p>* celle-ci doit être similaire d’un tome à l’autre</text:p>
          </table:table-cell>
          <table:table-cell table:style-name="ce2" table:number-columns-repeated="1017"/>
          <table:table-cell/>
        </table:table-row>
        <table:table-row table:style-name="ro1">
          <table:table-cell table:style-name="Default" office:value-type="string" calcext:value-type="string">
            <text:p>action_n2.xml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publisher ; source pdf</text:p>
          </table:table-cell>
          <table:table-cell table:style-name="ce8" office:value-type="string" calcext:value-type="string">
            <text:p>** la source PDF est presque à chaque fois manquante</text:p>
          </table:table-cell>
          <table:table-cell table:style-name="ce2" table:number-columns-repeated="1017"/>
          <table:table-cell/>
        </table:table-row>
        <table:table-row table:style-name="ro1">
          <table:table-cell table:style-name="Default" office:value-type="string" calcext:value-type="string">
            <text:p>action_n3.xml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publisher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action_n4.xml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publisher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adam-et-feneon_petit-glossaire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aderer_de-la-critique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agoult_dante-et-goethe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albalat_comment-on-devient.xml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office:value-type="string" calcext:value-type="string">
            <text:p>⚠</text:p>
          </table:table-cell>
          <table:table-cell office:value-type="string" calcext:value-type="string">
            <text:p>bibl (en partie restitué avec les informations présentes dans le fichier)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albalat_ennemis-de-l-art-d-ecrire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albalat_formation-du-style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albalat_mal-d-ecrire-et-roman-contemporain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albalat_souvenirs.xml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" office:value-type="string" calcext:value-type="string">
            <text:p>⚠</text:p>
          </table:table-cell>
          <table:table-cell office:value-type="string" calcext:value-type="string">
            <text:p>bibl (en partie restitué avec les informations présentes dans le fichier)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alembert_apologie-etude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alembert_dialogue-poesie-et-philosophie.xml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⚠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lt;label type="speaker"&gt;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alembert_essai-societe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alembert_harmonie-langues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alembert_jugements-rousseau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alembert_melanges-litteraires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alembert_observations-art-traduire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alembert_reflexions-elocution-oratoire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alembert_reflexions-gout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alembert_reflexions-ode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alembert_reflexions-poesie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arreat_critique-scientifique.xml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publisher, pubPlace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asselineau_roman-bourgeois-preface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auger-louis-simon_discours-romantisme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auguis_chamfort-notice.xml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source pdf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bainville_critique-mort-jeune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ainville-psychologie-des-titres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aju_anarchie-litteraire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aju_verite-ecole-decadente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allanche_essai-institutions-sociales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arante_tableau-litterature-18e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arbey-aurevilly_bas-bleus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arbey-aurevilly_cote-grande-histoire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arbey-aurevilly_critiques-diverses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arbey-aurevilly_critiques-ou-juges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arbey-aurevilly_de-l-histoire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arbey-aurevilly_femmes-et-moralistes.xml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source pdf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barbey-aurevilly_goethe-diderot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arbey-aurevilly_historiens-politiques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arbey-aurevilly_historiens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arbey-aurevilly_journalistes-et-polemistes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arbey-aurevilly_litterature-epistolaire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arbey-aurevilly_litterature-etrangere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arbey-aurevilly_philosophes-et-ecrivains-religieux-01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arbey-aurevilly_philosophes-et-ecrivains-religieux-02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arbey-aurevilly_philosophes-et-ecrivains-religieux-03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arbey-aurevilly_philosophes.xml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office:value-type="string" calcext:value-type="string">
            <text:p>⚠</text:p>
          </table:table-cell>
          <table:table-cell office:value-type="string" calcext:value-type="string">
            <text:p>bibl (en partie restitué avec les informations présentes dans le fichier)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barbey-aurevilly_poesie.xml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source pdf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barbey-aurevilly_poetes-01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arbey-aurevilly_poetes-02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arbey-aurevilly_roman-contemporain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arbey-aurevilly_romanciers-d-hier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arbey-aurevilly_romanciers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arbey-aurevilly_voyageurs-et-romanciers.xml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publisher, pubPlace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barine_musset.xml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source pdf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barres_familles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arres_taine.xml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office:value-type="string" calcext:value-type="string">
            <text:p>⚠</text:p>
          </table:table-cell>
          <table:table-cell office:value-type="string" calcext:value-type="string">
            <text:p>bibl (en partie restitué avec les informations présentes dans le fichier) + deux titl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bashkirtseff_lettres.xml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office:value-type="string" calcext:value-type="string">
            <text:p>⚠</text:p>
          </table:table-cell>
          <table:table-cell office:value-type="string" calcext:value-type="string">
            <text:p>bibl (en partie restitué avec les informations présentes dans le fichier)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baudelaire_art-romantique.xml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source pdf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baudelaire_curiosites-esthetiques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azalgette_esprit.xml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office:value-type="string" calcext:value-type="string">
            <text:p>⚠</text:p>
          </table:table-cell>
          <table:table-cell office:value-type="string" calcext:value-type="string">
            <text:p>bibl (en partie restitué avec les informations présentes dans le fichier)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bazalgette_latin.xml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office:value-type="string" calcext:value-type="string">
            <text:p>⚠</text:p>
          </table:table-cell>
          <table:table-cell office:value-type="string" calcext:value-type="string">
            <text:p>bibl (en partie restitué avec les informations présentes dans le fichier)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bazin_lecteurs-de-romans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azin_personnages-de-roman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azin_province-dans-le-roman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azin_roman-populaire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azin_un-peintre-ecrivain-fromentin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eaunier_critiques-et-romanciers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eaunier_idees-et-hommes-01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eaunier_idees-et-hommes-02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eaunier_idees-et-hommes-03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eaunier_poesie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eaunier_service-deesse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eaunier_visages-d-hier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eauzee_encyclopedie.xml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bibl contient un auteur différent que le titleStmt, mis en commentaire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becq-de-fouquieres_art-mise-en-scene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ellessort_nouvelles-etudes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ergson_conscience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ergson_duree.xml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bibl faite à partir de SUDOC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bergson_energie.xml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bibl faite à partir de SUDOC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bergson_evolution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ergson_france.xml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publisher, pubPlace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bergson_matiere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ergson_pensee.xml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bibl faite à partir de SUDOC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bergson_rire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ergson_sources.xml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bibl faite à partir de SUDOC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bernard_articles.xml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publisher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bernard_introduction-medecine-experimentale.xml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Contenant un biblFull, mis en commentaire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bernard_lecons-phenomenes-vie-I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ernard_lecons-physio-experimentale-II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ernard_lecons-physio-experimentale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ertrand-louis_renaissance-classique.xml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Publisher : SUDOC, même ouvrage, indique “Imprimerie de la "Renaissance latine"”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bigot_esthetique-naturaliste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loy_propos-entrepreneur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ouchaud_considerations-ecoles-poetiques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ougle_idees_egalitaires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ourget_essais-psychologie-01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ourget_essais-psychologie-02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ourget_etudes-01.xml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publisher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bourget_etudes-03.xml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publisher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bourget_nouvelles-pages-de-critique-01.xml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Title : une partie mis en commentaire (indécision)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bourget_nouvelles-pages-de-critique-02.xml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Title : une partie mis en commentaire (indécision)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bourget_pages-de-critique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ourget_temoignages-01.xml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Contenant un biblFull, mis en commentaire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bourget_temoignages-02.xml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Contenant un biblFull, mis en commentaire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boutroux_lois-naturelles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ovet_lyrisme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remond_poesie-pure.xml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office:value-type="string" calcext:value-type="string">
            <text:p>⚠</text:p>
          </table:table-cell>
          <table:table-cell office:value-type="string" calcext:value-type="string">
            <text:p>bibl (en partie restitué avec les informations présentes dans le fichier)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bricaire-de-la-dixmerie_deux-ages-du-gout_1769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ricaire-de-la-dixmerie_discours-romans_1773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risson_comedie-litteraire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runetiere_banqueroute-du-naturalisme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runetiere_epoques-theatre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runetiere_essais-litterature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runetiere_etudes-critiques-01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runetiere_etudes-critiques-02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runetiere_etudes-critiques-03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runetiere_etudes-critiques-04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runetiere_etudes-critiques-05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runetiere_evolution-des-genres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runetiere_manuel-histoire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runetiere_metaphysique-positiviste.xml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publisher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brunetiere_nouveaux-essais-litterature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runetiere_nouvelles-questions-critique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runetiere_roman-naturaliste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runetiere_science-et-religion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uchon-max_realism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byvanck_hollandais-a-pari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cailhava_etudes-molier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capus_boulevard-couliss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caro_poesie-scientifiqu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caro_poetes-et-romancier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caro_sand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carrau_articl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casella-gaubert_nouvelle-litteratur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chamfort_ebauch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chamfort_notes-la-fontain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champfleury_balzac-method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charpentier_mal-du-siecl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chateaubriand_genie-du-christianisme-02-03_1827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chateaubriand_melanges-litterair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chaudon_bibliotheque-d-un-homme-de-gout-01_1772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chaudon_bibliotheque-d-un-homme-de-gout-02_1772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claretie_molier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collectif_articles-pour-baudelair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collectif_emile-augier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collectif_terre-a-emile-zola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comte_cours-philosophie-positiv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comte_discours-esprit-positif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constant_preface-adolph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constant_reflexions-wallstein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cousin_du-vrai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cousin_introduction-philosophi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cousin_kant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crevel_clavecin-diderot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crevel_esprit-contre-raison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croze_confessions-litterair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cuvillier-fleury_critique-litterair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darwin_origine-des-espec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daudet-leon_idees-en-march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daudet-leon_stupide-19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david-sauvageot_realisme-et-naturalism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delecluze_louis-david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demogeot_critique-et-critiques-en-franc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demogeot_lettres-et-homme-de-lettr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deraismes_epidemie-naturalist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des-essarts_patriotisme-litterair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des-essarts_portraits-de-maitr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des-essarts_sentiment-admiration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deschamps-emile_preface-etud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deschamps-gaston_vie-et-livres-01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deschamps-gaston_vie-et-livres-02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deschamps-gaston_vie-et-livres-03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deschamps-gaston_vie-et-livres-04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deschamps-gaston_vie-et-livres-05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deschamps-gaston_vie-et-livres-06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deschanel-emile_physiologie-ecrivains-et-artist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deschanel-emile_romantism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diderot_claude-neron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diderot_correspondance-general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diderot_essais-peinture-1765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diderot_plan-universit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diderot_salon-1759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diderot_salon-1761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diderot_salon-1763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diderot_salon-1767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doumic_ecrivain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doumic_hommes-et-ide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doumic_jeun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doumic_poesie-lyriqu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doumic_portraits-ecrivains-01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du-bos_approximations-02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du-camp_preface-chants-modern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du-casse_histoire-anecdotique-01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du-fresnois_une-annee-de-critiqu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dubos_critiqu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dumarsais_encyclopedi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dumarsais_trop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dumas-pere_simples-lettr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dupuy_poetes-et-critiqu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durkheim_cours-de-philosophi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durkheim_empirisme-rationaliste-de-tain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durkheim_jugements-de-valeur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durkheim_regles-methode-sociologiqu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dusolier_ceci-n-est-pas-un-livr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dusolier_nos-gens-de-lettr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duval_litterature-dramatiqu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egger_parol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equilbecq_litterature-merveilleuse-des-noir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ermitage_poetes-et-leurs-poet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etienne_discours-reception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faguet_anticlericalism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faguet_art-de-lir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faguet_en-lisant-molier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faguet_en-lisant-nietzsch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faguet_etudes-litteraires-16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faguet_etudes-litteraires-18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faguet_etudes-litteraires-19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faguet_la-fontain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faguet_politique-compare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faguet_politiques-et-moralistes-01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faguet_politiques-et-moralistes-02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faguet_politiques-et-moralistes-03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faguet_pour-qu-on-lise-platon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faguet_propos-de-theatre-01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faguet_propos-de-theatre-02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faguet_propos-de-theatre-03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faguet_propos-de-theatre-04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faguet_propos-de-theatre-05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faguet_propos-litteraires-01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faguet_propos-litteraires-02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faguet_propos-litteraires-03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faguet_propos-litteraires-04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faguet_propos-litteraires-05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faguet_rousseau-contre-molier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faguet_zola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flat_femm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fontanes_litterature-et-critiqu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fouillee_psychologie-idees-forc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france_vie-litteraire-01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france_vie-litteraire-02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france_vie-litteraire-03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france_vie-litteraire-04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france_vie-litteraire-05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frommel_esquisses-contemporain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fustel-de-coulanges_cite-antiqu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gaucher_causeries-litterair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gaultier_bovarysm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gautier-judith_collier-des-jour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gautier-theophile_histoire-romantism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gautier-theophile_portraits-contemporain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geoffroy_cours-litterature-dramatique-01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geoffroy_cours-litterature-dramatique-02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geoffroy_cours-litterature-dramatique-03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gheon_art-du-theatr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gheon_direction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gheon_poesie-et-empirism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ghil_dates-et-oeuvr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ghil_en-method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ghil_methode-evolutiv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ghil_poesie-scientifiqu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gilbert_dix-annees-roman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gille_bataille-litteraire-01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gille_bataille-litteraire-02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gille_bataille-litteraire-03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gille_bataille-litteraire-04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gille_bataille-litteraire-05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gille_bataille-litteraire-06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gille_bataille-litteraire-07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gille_ceux-qu-on-lit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gille_mercredis-d-un-critiqu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gobineau_etudes-critiqu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goncourt-edmond_hokousai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goncourt-edmond_journal-04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goncourt-edmond_journal-05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goncourt-edmond_journal-06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goncourt-edmond_journal-07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goncourt-edmond_journal-08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goncourt-edmond_journal-09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goncourt-edmond-et-jules_journal-01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goncourt-edmond-et-jules_journal-02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goncourt-edmond-et-jules_journal-03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goncourt-edmond-et-jules_prefaces-et-manifest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goudall_articles-figaro_1855-1856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gourmont_chemin-de-velour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gourmont_culture-des-ide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gourmont_dissociation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gourmont_esthetique-de-la-langu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gourmont_fin-de-l-art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gourmont_livre-des-masques-01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gourmont_livre-des-masques-02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gourmont_probleme-du-styl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gourmont_promenades-philosophiques-01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gourmont_promenades-philosophiques-02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gourmont_promenades-philosophiques-03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gourmont-jean_muses-d-aujourd-hui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gregh_humanism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guerin-charles_joies-grises-notul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guizot_etudes-shakespear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guizot_notices-shakespear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guyau_art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guyau_problemes-esthetiqu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hazard_quatre-etud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hennequin_critique-scientifiqu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hennequin_ecrivains-francis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hennequin_quelques-ecrivains-francai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heumann_mouvement-litterair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hugo_prefac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hugo_shakespear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huret_enquete-litterair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irail_querelles-litteraires-01_orig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irail_querelles-litteraires-02_orig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janet_cerveau-et-pense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janet_crise-philosophi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janet_problemes-19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janin_critiqu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janin_litterature_dramatique-02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jarry_diver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jouvin_a-travers-la-critiqu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kahn_preface-vers-libr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kahn_symbolistes-et-decadent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kahn_vers-libr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kufferath_musiciens-et-philosoph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a-bruyere_ouvrages-esprit_1694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a-grange_prefac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a-harpe_racin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a-motte_critiqu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a-motte_homer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a-motte_poesi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a-motte_tragedi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acuzon_integralism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afargue_legende-de-victor-hugo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afargue_origines-du-romantism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agardie_causeries-parisiennes-01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amartine_cours-familier-01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amartine_cours-familier-02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amartine_cours-familier-03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amartine_cours-familier-04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amartine_cours-familier-05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amartine_cours-familier-06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amartine_cours-familier-07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amartine_cours-familier-08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amartine_cours-familier-09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amartine_cours-familier-10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amartine_cours-familier-11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amartine_cours-familier-12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amartine_cours-familier-13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amartine_cours-familier-14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amartine_cours-familier-15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amartine_cours-familier-16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amartine_cours-familier-17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amartine_cours-familier-18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amartine_cours-familier-19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amartine_cours-familier-20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amartine_cours-familier-21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amartine_cours-familier-22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amartine_cours-familier-23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amartine_cours-familier-24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amartine_cours-familier-25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amartine_cours-familier-26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amartine_cours-familier-27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amartine_cours-familier-28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amartine_destinees-poesi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ami_observations-tragedi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anson_boileau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anson_conseil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anson_histoire-litterature-francais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anson_hommes-et-livr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anson_method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aprade_questions-d-art-et-de-moral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asserre_romantiqu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asserre_romantisme-francai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e-blond_crise-litteraire-et-naturism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e-blond_emile-zola-devant-les-jeun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e-blond_essai-naturism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e-blond_parade-litterair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e-goffic_romanciers-d-aujourd-hui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ecomte-jules_lettre-sur-les-ecrivains-francai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econte-de-lisle_poetes-contemporain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emaitre_chateaubriand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emaitre_contemporains-01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emaitre_contemporains-02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emaitre_contemporains-03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emaitre_contemporains-04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emaitre_contemporains-05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emaitre_contemporains-06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emaitre_contemporains-07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emaitre_impressions-01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emaitre_impressions-02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emaitre_impressions-03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emaitre_impressions-04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emaitre_impressions-05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emaitre_impressions-06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emaitre_impressions-07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emaitre_impressions-08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emaitre_impressions-09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emaitre_impressions-10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emaitre_impressions-11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emaitre_jean-jacques-rousseau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emaitre_jean-racin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emercier_cours-analytique-01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emercier_cours-analytique-02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emercier_cours-analytique-03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emercier_cours-analytique-04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eroux_considerations-sur-werther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eroux_discours-aux-artist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eroux_discours-aux-philosoph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eroux_poesie-de-styl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ievre_esquisses-critiques-01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oliee_roman-populair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mallarme_musique-et-lettr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marges_19e-siecl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marges_academi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marges_critiqu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marges_latin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marges_poetes-midi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marges_prix-litterair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marges_theatre-et-livr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marmontel_encyclopedi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martin-du-gard-maurice_feux-tournant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mauclair_etat-actuel-de-la-critiqu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mauclair_prejuge-de-la-vie-de-bohem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mendes_legende-du-parnass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mendes_mouvement-poetique-francais-01-rapport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mendes_mouvement-poetique-francais-02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mennechet_matinees-litterair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mercier_bonheur_orig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mercier_litterature-et-litterateurs_1778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merimee_alexandre-pouchkin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mille_roman-francai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mirbeau_ecrivains-01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mirbeau_ecrivains-02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mockel_propos-litteratur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moland_moliere-comedie-italienn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monod_maitres-histoir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montegut_dramaturges-et-romancier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montegut_essais-de-litterature-anglais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montegut_types-litteraires-et-fantaisies-esthetiqu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montesquieu_encyclopedi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moreas_esquiss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moreas_manifeste-ecole-roman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moreas_premieres-arm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moreas_reflexions-poet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moreas_variations-vie-et-livr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morice_demain-questions-esthetiqu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morice_litteratur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morice_sens-religieux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muhlfeld_fin-art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muhlfeld_monde-ou-l-on-imprim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murger_propos-vill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nettement_histoire-litterature-francaise-restauration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nettement_roman-contemporain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nisard_aegri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nisard_essais-ecole-romantiqu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nisard_histoire-litterature-01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nisard_histoire-litterature-02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nisard_histoire-litterature-03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nisard_histoire-litterature-04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nordau_degenerescenc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palante_antinomi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pardo-bazan_naturalism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paris-gaston_legend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paulhan_morale-ironi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paulhan_psychologie-invention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peguy_hugo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peguy_note-bergson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peguy_note-descart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peguy_zangwill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pierre-quint_droits-ecrivain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planche_essai-adolph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planche_nouveaux-portraits-litteraires-01_1854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planche_nouveaux-portraits-litteraires-02_1854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planche_portraits-litteraires-01_1836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planche_portraits-litteraires-01_1853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planche_portraits-litteraires-02_1836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planche_portraits-litteraires-02_1853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poincare_la-valeur-de-la-scienc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poitou_roman-et-theatr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pontmartin_causeries-litterair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pontmartin_causeries-samedi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prevost-paradol_jonathan-swift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raynaud_melee-symboliste-01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raynaud_melee-symboliste-02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README.md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realisme_n1-2_1856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realisme_n3-6_1857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rebell_culte-des-idol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reggio_oeuvre-bourget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regnier_de-mon-temp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regnier_figures-et-caracter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regnier_poetes-d-aujourd-hui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regnier_portrait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regnier_pros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renan_avenir-scienc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renan_discours-et-conferenc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renan_nation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renan_reform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renan_souvenir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renan_vie-de-jesu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renard_critiqu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renard_methode-scientifiqu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renard_princes-critiqu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rette_arabesqu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rette_aspect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rette_preface-archipel-en-fleur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rette_XIII_idylles_diaboliqu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revue-wagnerienne_tome-1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revue-wagnerienne_tome-2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revue-wagnerienne_tome-3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reymond_corneille-shakespeare-goeth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ribot_attention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ribot_pychologie-anglais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rigoley-de-juvigny_discours-progres-des-lettres_1772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rivarol_dant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riviere_etud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riviere_quelques-progr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rod_assommoir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rod_essai-sur-goeth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rod_etudes-19e-siecl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rod_idees-moral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rod_litterature-compare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roederer_memoires-societe-poli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ryner_massacre-amazon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ryner_prostitu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cy_rapport-progres-lettr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-georges-de-bouhelier_esthetique-consideree-comme-science-sacre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-georges-de-bouhelier_inutilite-de-la-calomni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-georges-de-bouhelier_manifeste-naturist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-georges-de-bouhelier_monde-attend-son-evangil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-georges-de-bouhelier_theme-a-variation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-rene-taillandier_realisme-epiqu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-victor_hommes-et-dieux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-victor_masques-01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-victor_theatre-contemporain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e-beuve_causeries-du-lundi-ed-03_01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e-beuve_causeries-du-lundi-ed-03_02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e-beuve_causeries-du-lundi-ed-03_03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e-beuve_causeries-du-lundi-ed-03_04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e-beuve_causeries-du-lundi-ed-03_05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e-beuve_causeries-du-lundi-ed-03_06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e-beuve_causeries-du-lundi-ed-03_07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e-beuve_causeries-du-lundi-ed-03_08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e-beuve_causeries-du-lundi-ed-03_09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e-beuve_causeries-du-lundi-ed-03_10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e-beuve_causeries-du-lundi-ed-03_11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e-beuve_causeries-du-lundi-ed-03_12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e-beuve_causeries-du-lundi-ed-03_13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e-beuve_causeries-du-lundi-ed-03_14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e-beuve_causeries-du-lundi-ed-03_15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e-beuve_chroniques-parisiennes_1876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e-beuve_nouveaux-lundis-01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e-beuve_nouveaux-lundis-02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e-beuve_nouveaux-lundis-03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e-beuve_nouveaux-lundis-04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e-beuve_nouveaux-lundis-05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e-beuve_nouveaux-lundis-06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e-beuve_nouveaux-lundis-07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e-beuve_nouveaux-lundis-08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e-beuve_nouveaux-lundis-09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e-beuve_nouveaux-lundis-10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e-beuve_nouveaux-lundis-11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e-beuve_nouveaux-lundis-12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e-beuve_nouveaux-lundis-13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e-beuve_portraits-contemporains-ed-04-01_1869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e-beuve_portraits-contemporains-ed-04-02_1870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e-beuve_portraits-contemporains-ed-04-03_1870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e-beuve_portraits-contemporains-ed-04-04_1870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e-beuve_portraits-contemporains-ed-04-05_1871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e-beuve_portraits-de-femmes-ed06_1870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e-beuve_portraits-litteraires-ed-nouv_01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e-beuve_portraits-litteraires-ed-nouv_02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e-beuve_portraits-litteraires-ed-nouv_03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e-beuve_premiers-lundis-01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e-beuve_premiers-lundis-02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e-beuve_premiers-lundis-03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lomon_etudes-et-portrait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nd_autour-de-la-tabl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rcey_quarante-ans-02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uvebois_apres-naturalism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vine_etapes-naturalist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egalen_observation-medical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eignobos_introduction-etudes-historiqu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ouday_gid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ouday_grands-esprit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ouday_livres-du-temps-01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ouday_livres-du-temps-02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ouday_livres-du-temps-03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ouday-dialogues-critiqu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ouriau-paul_imagination-artist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ouriau-paul_reverie-esthetiqu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pronck_artistes-litterair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tael_litteratur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tael_passion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tael_reflexions-suicid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tapfer_etude-litterature-modern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tapfer_petite-comedi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tapfer_reputations-01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tapfer_reputations-02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tendhal_racine-et-shakspeare-01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tendhal_racine-et-shakspeare-02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taine_derniers-essai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taine_essai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taine_franc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taine_intelligence-01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taine_intelligence-02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taine_la-fontain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taine_litterature-anglais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taine_nouveaux-essai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taine_philosophes-classiqu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taine_philosophie-art-grec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taine_positivisme-anglai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taine_saint-simon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taschereau_vie-molier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thibaudet_amiel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thibaudet_flaubert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thibaudet_histoire-litterature-francais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thibaudet_idees-politiques-franc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thibaudet_interieur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thibaudet_physiologi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thibaudet_poesie-mallarm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thibaudet_reflexions-critiqu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thibaudet_reflexions-litteratur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thibaudet_reflexions-roman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thibaudet_valery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thomas_essai-elog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topin_romanciers-contemporain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vacherot_science-conscienc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vannoz_articles-revue-bleue_1903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verlaine_oeuvres-posthumes-02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verlaine_oeuvres-posthumes-03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vico_michelet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viennet_epitre-mus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villemain_etudes-litterature-ancienn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villemain_genie-pindar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villemain_tableau-litterature-moyen-ag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vinet_litterature-francaise-19e-03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vinet_moralistes-16e-17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visan_attitude-lyrism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visan_paysages-introspectifs_prefac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vogue_roman-russ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voltaire_encyclopedi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voltaire_vie-molier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web_config.cfg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weiss_essais-histoire-litteratur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weiss_goeth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weiss_molier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wilde_derniers-essais-litteratur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wyzewa_ecrivains-etrangers-01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wyzewa_nos-maitr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zola_naturalism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zola_roman-experimental.xml</text:p>
          </table:table-cell>
          <table:table-cell table:number-columns-repeated="1023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Default"/>
          <table:table-cell table:number-columns-repeated="1023"/>
        </table:table-row>
        <table:table-row table:style-name="ro1" table:number-rows-repeated="104791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A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fr" number:country="FR">
      <loext:text> </loext:text>
      <loext:fill-character> </loext:fill-character>
      <number:text>-    </number:text>
    </number:number-style>
    <number:text-style style:name="N10128" number:language="fr" number:country="FR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fr" number:country="FR">
      <loext:text> </loext:text>
      <loext:fill-character> </loext:fill-character>
      <number:text>- € </number:text>
    </number:number-style>
    <number:text-style style:name="N10132" number:language="fr" number:country="FR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fr" number:country="FR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fr" number:country="FR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28">00/00/0000</text:date>, <text:time style:data-style-name="N2" text:time-value="16:44:41.25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0.6.2$Windows_X86_64 LibreOffice_project/0c292870b25a325b5ed35f6b45599d2ea4458e77</meta:generator>
    <dc:date>2019-06-28T16:50:06.617000000</dc:date>
    <meta:editing-duration>P1DT2H20M57S</meta:editing-duration>
    <meta:editing-cycles>25</meta:editing-cycles>
    <meta:document-statistic meta:table-count="1" meta:cell-count="1062" meta:object-count="0"/>
  </office:meta>
</office:document-meta>
</file>